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6c7a" officeooo:paragraph-rsid="000a6c7a"/>
    </style:style>
    <style:style style:name="P2" style:family="paragraph" style:parent-style-name="Standard" style:list-style-name="L1">
      <style:text-properties officeooo:rsid="000a6c7a" officeooo:paragraph-rsid="000a6c7a"/>
    </style:style>
    <style:style style:name="P3" style:family="paragraph" style:parent-style-name="Standard">
      <style:text-properties officeooo:rsid="000b4971" officeooo:paragraph-rsid="000b497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Задача 1.</text:p>
      <text:p text:style-name="P1"><text:tab/>Связанные списки являются более функциональными структурами данных, чем это было показано в лекции. Вам предлагается расширить функционал класса связного списка, реализованного на лекции:</text:p>
      <text:list xml:id="list7586244375072404378" text:style-name="L1">
        <text:list-item>
          <text:p text:style-name="P2">Добавьте метод Search (int v) , который будет осуществлять поиск в связном списке</text:p>
        </text:list-item>
        <text:list-item>
          <text:p text:style-name="P2">Добавьте метод Delete(int v), который будет удалять элемент из связного списка</text:p>
        </text:list-item>
      </text:list>
      <text:p text:style-name="P1"/>
      <text:p text:style-name="P3">Задача 2.</text:p>
      <text:p text:style-name="P3"><text:tab/>После добавления данных операций, списки можно использовать для решения многих алгоритмических задач. Вам предлагается реализовать вычисление арифметических выражений, которое было рассмотрено на предыдущей лекции, однако не используя стек из стандартной библиотеки, а используя реализованный класс связанного списк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22:24:34.673618150</meta:creation-date>
    <dc:date>2017-01-23T22:42:52.834779888</dc:date>
    <meta:editing-duration>PT18M20S</meta:editing-duration>
    <meta:editing-cycles>2</meta:editing-cycles>
    <meta:generator>LibreOffice/5.1.4.2$Linux_X86_64 LibreOffice_project/10m0$Build-2</meta:generator>
    <meta:document-statistic meta:table-count="0" meta:image-count="0" meta:object-count="0" meta:page-count="1" meta:paragraph-count="6" meta:word-count="90" meta:character-count="685" meta:non-whitespace-character-count="601"/>
  </office:meta>
</office:document-meta>
</file>